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f5e1" officeooo:paragraph-rsid="001bf5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 </text:p>
      <text:p text:style-name="P1">how r ru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6T18:36:59.503612062</meta:creation-date>
    <dc:date>2022-02-06T18:37:24.431407907</dc:date>
    <meta:editing-duration>PT25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2" meta:word-count="4" meta:character-count="11" meta:non-whitespace-character-count="8"/>
  </office:meta>
</office:document-meta>
</file>